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4cm" svg:height="3.174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4.303cm" svg:y="1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1.127cm" svg:y="4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4.303cm" svg:y="4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016cm" svg:x="3.413cm" svg:y="3.77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3.174cm" svg:height="3.174cm" svg:x="7.931cm" svg:y="1.1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4cm" svg:height="3.174cm" svg:x="11.107cm" svg:y="1.12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4cm" svg:height="3.174cm" svg:x="7.931cm" svg:y="4.30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4cm" svg:height="3.174cm" svg:x="11.107cm" svg:y="4.303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0.887cm" svg:height="0.507cm" svg:x="10.119cm" svg:y="3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7cm" svg:height="0.509cm" svg:x="10.119cm" svg:y="4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8cm" svg:height="0.507cm" svg:x="11.206cm" svg:y="3.6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8cm" svg:height="0.509cm" svg:x="11.206cm" svg:y="4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4.735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016cm" svg:x="17.021cm" svg:y="3.7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1.254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4.43cm" svg:y="8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1.254cm" svg:y="11.9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3.174cm" svg:x="4.43cm" svg:y="11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016cm" svg:x="3.54cm" svg:y="11.3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7-11T14:17:48.853078386</meta:creation-date>
    <dc:date>2014-07-17T16:25:25.411281696</dc:date>
    <dc:creator>David Geier</dc:creator>
    <meta:editing-duration>PT14M12S</meta:editing-duration>
    <meta:editing-cycles>4</meta:editing-cycles>
    <meta:generator>LibreOffice/4.2.4.2$Linux_X86_64 LibreOffice_project/420m0$Build-2</meta:generator>
    <meta:document-statistic meta:object-count="21"/>
  </office:meta>
</office:document-meta>
</file>